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text-properties fo:color="#0b5394" fo:font-size="14pt" style:font-size-asian="14pt" style:font-size-complex="14pt"/>
    </style:style>
    <style:style style:name="P3" style:family="paragraph" style:parent-style-name="Heading_20_1">
      <style:text-properties fo:color="#0b5394"/>
    </style:style>
    <style:style style:name="P4" style:family="paragraph" style:parent-style-name="Heading_20_2">
      <style:text-properties fo:color="#0b5394"/>
    </style:style>
    <style:style style:name="P5" style:family="paragraph" style:parent-style-name="Heading_20_1" style:master-page-name="Standard">
      <style:paragraph-properties fo:text-align="center" style:justify-single-word="false" style:page-number="1"/>
      <style:text-properties fo:color="#0b5394"/>
    </style:style>
    <style:style style:name="P6" style:family="paragraph" style:parent-style-name="normal">
      <style:text-properties style:text-line-through-style="solid" style:text-line-through-type="single"/>
    </style:style>
    <style:style style:name="P7" style:family="paragraph" style:parent-style-name="normal" style:list-style-name="WWNum10">
      <style:paragraph-properties fo:margin-left="1.27cm" fo:margin-right="0cm" fo:text-indent="-0.635cm" style:auto-text-indent="false"/>
    </style:style>
    <style:style style:name="P8" style:family="paragraph" style:parent-style-name="normal" style:list-style-name="WWNum10">
      <style:paragraph-properties fo:margin-left="1.27cm" fo:margin-right="0cm" fo:text-indent="-0.635cm" style:auto-text-indent="false"/>
      <style:text-properties officeooo:paragraph-rsid="00264e9f"/>
    </style:style>
    <style:style style:name="P9" style:family="paragraph" style:parent-style-name="normal" style:list-style-name="WWNum10">
      <style:paragraph-properties fo:margin-left="1.27cm" fo:margin-right="0cm" fo:text-indent="-0.635cm" style:auto-text-indent="false"/>
      <style:text-properties fo:font-weight="bold" style:font-weight-asian="bold"/>
    </style:style>
    <style:style style:name="P10" style:family="paragraph" style:parent-style-name="normal" style:list-style-name="WWNum8">
      <style:paragraph-properties fo:margin-left="1.27cm" fo:margin-right="0cm" fo:text-indent="-0.635cm" style:auto-text-indent="false"/>
      <style:text-properties fo:font-weight="bold" style:font-weight-asian="bold"/>
    </style:style>
    <style:style style:name="P11" style:family="paragraph" style:parent-style-name="normal" style:list-style-name="WWNum3">
      <style:paragraph-properties fo:margin-left="1.27cm" fo:margin-right="0cm" fo:text-indent="-0.635cm" style:auto-text-indent="false"/>
    </style:style>
    <style:style style:name="P12" style:family="paragraph" style:parent-style-name="normal" style:list-style-name="WWNum5">
      <style:paragraph-properties fo:margin-left="1.27cm" fo:margin-right="0cm" fo:text-indent="-0.635cm" style:auto-text-indent="false"/>
    </style:style>
    <style:style style:name="P13" style:family="paragraph" style:parent-style-name="normal" style:list-style-name="WWNum1">
      <style:paragraph-properties fo:margin-left="1.27cm" fo:margin-right="0cm" fo:text-indent="-0.635cm" style:auto-text-indent="false"/>
    </style:style>
    <style:style style:name="P14" style:family="paragraph" style:parent-style-name="normal" style:list-style-name="WWNum4">
      <style:paragraph-properties fo:margin-left="1.27cm" fo:margin-right="0cm" fo:text-indent="-0.635cm" style:auto-text-indent="false"/>
    </style:style>
    <style:style style:name="P15" style:family="paragraph" style:parent-style-name="normal" style:list-style-name="WWNum7">
      <style:paragraph-properties fo:margin-left="1.27cm" fo:margin-right="0cm" fo:text-indent="-0.635cm" style:auto-text-indent="false"/>
    </style:style>
    <style:style style:name="P16" style:family="paragraph" style:parent-style-name="normal" style:list-style-name="WWNum7">
      <style:paragraph-properties fo:margin-left="1.27cm" fo:margin-right="0cm" fo:text-indent="-0.635cm" style:auto-text-indent="false"/>
      <style:text-properties style:text-underline-style="none"/>
    </style:style>
    <style:style style:name="P17" style:family="paragraph" style:parent-style-name="normal" style:list-style-name="WWNum2">
      <style:paragraph-properties fo:margin-left="1.27cm" fo:margin-right="0cm" fo:text-indent="-0.635cm" style:auto-text-indent="false"/>
    </style:style>
    <style:style style:name="P18" style:family="paragraph" style:parent-style-name="normal" style:list-style-name="WWNum8">
      <style:paragraph-properties fo:margin-left="1.27cm" fo:margin-right="0cm" fo:text-indent="-0.635cm" style:auto-text-indent="false"/>
    </style:style>
    <style:style style:name="P19" style:family="paragraph" style:parent-style-name="normal" style:list-style-name="WWNum6">
      <style:paragraph-properties fo:margin-left="1.27cm" fo:margin-right="0cm" fo:text-indent="-0.635cm" style:auto-text-indent="false"/>
    </style:style>
    <style:style style:name="P20" style:family="paragraph" style:parent-style-name="normal" style:list-style-name="WWNum2">
      <style:paragraph-properties fo:margin-left="1.27cm" fo:margin-right="0cm" fo:text-indent="-0.635cm" style:auto-text-indent="false"/>
      <style:text-properties style:text-line-through-style="solid" style:text-line-through-type="single"/>
    </style:style>
    <style:style style:name="P21" style:family="paragraph" style:parent-style-name="normal" style:list-style-name="WWNum9">
      <style:paragraph-properties fo:margin-left="1.27cm" fo:margin-right="0cm" fo:text-indent="-0.635cm" style:auto-text-indent="false"/>
      <style:text-properties style:text-line-through-style="solid" style:text-line-through-type="single"/>
    </style:style>
    <style:style style:name="P22" style:family="paragraph" style:parent-style-name="normal" style:list-style-name="WWNum5">
      <style:paragraph-properties fo:margin-left="2.54cm" fo:margin-right="0cm" fo:text-indent="-0.635cm" style:auto-text-indent="false"/>
    </style:style>
    <style:style style:name="T1" style:family="text">
      <style:text-properties fo:background-color="#ffff00" loext:char-shading-value="0"/>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line-through-style="solid" style:text-line-through-type="single"/>
    </style:style>
    <style:style style:name="T5" style:family="text">
      <style:text-properties style:text-line-through-style="solid" style:text-line-through-type="single" style:text-underline-style="solid" style:text-underline-width="auto" style:text-underline-color="font-color"/>
    </style:style>
    <style:style style:name="T6" style:family="text">
      <style:text-properties style:text-line-through-style="solid" style:text-line-through-type="single"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lzyz7qspgmif"/>PRACTICA 1</text:p>
      <text:p text:style-name="P3"><text:bookmark text:name="_qqdau5dslpiw"/>Objetivos generales</text:p>
      <text:list xml:id="list1892442958" text:style-name="WWNum10">
        <text:list-item>
          <text:p text:style-name="P8">Familiarizar al estudiante con el lenguaje JAVA de escritorio con SWING.</text:p>
        </text:list-item>
        <text:list-item>
          <text:p text:style-name="P7">Familiarizar al estudiante con el proceso básico de un analizador <text:span text:style-name="T3">léxico</text:span>.</text:p>
        </text:list-item>
        <text:list-item>
          <text:p text:style-name="P9">Elaborar la lógica para la solución del problema planteado.</text:p>
        </text:list-item>
      </text:list>
      <text:p text:style-name="P3"><text:bookmark text:name="_lt8zrjbwj99a"/>Objectivos específicos</text:p>
      <text:list xml:id="list2721349785" text:style-name="WWNum3">
        <text:list-item>
          <text:p text:style-name="P11">Implementación de ciclos, sentencias de control y vectores usando java.</text:p>
        </text:list-item>
        <text:list-item>
          <text:p text:style-name="P11">Conocer las diferencias de sintaxis entre los lenguajes que el estudiante usa.</text:p>
        </text:list-item>
        <text:list-item>
          <text:p text:style-name="P11">Implementar algoritmos para el reconocimiento de patrones y recuperación de errores.</text:p>
        </text:list-item>
        <text:list-item>
          <text:p text:style-name="P11">Aplicar buenas prácticas de programación.</text:p>
        </text:list-item>
      </text:list>
      <text:p text:style-name="P3"><text:bookmark text:name="_q7uf8dwp57e1"/>Descripción de la actividad</text:p>
      <text:p text:style-name="P1">Una de las tareas de un analizador léxico es la detección de símbolos que no forman parte de un lenguaje y también el reconocimiento de tokens válidos para el lenguaje en cuestión. Sin embargo el analizador léxico debe reaccionar correctamente ante los posibles errores que se encuentren, indicando la posición del error y una descripción del mismo.</text:p>
      <text:p text:style-name="P1"/>
      <text:p text:style-name="P1">La siguiente práctica invita al estudiante a idear algoritmos que permitan reconocer patrones en una cadena de caracteres y reportar errores que se presenten a lo largo del análisis.</text:p>
      <text:p text:style-name="P1"/>
      <text:p text:style-name="P4"><text:bookmark text:name="_kv8btpqbz8lb"/>Procedimiento teórico-práctico a realizar</text:p>
      <text:list xml:id="list669800285" text:style-name="WWNum5">
        <text:list-item>
          <text:p text:style-name="P12">Creación de la expresión regular que describa el patrón de cada token.</text:p>
        </text:list-item>
        <text:list-item>
          <text:p text:style-name="P12">Gramática regular de cada token.</text:p>
        </text:list-item>
        <text:list-item>
          <text:p text:style-name="P12">AFD de cada token.</text:p>
        </text:list-item>
        <text:list-item>
          <text:p text:style-name="P12">Creación del AFD que acepte todos los tokens</text:p>
          <text:list>
            <text:list-item>
              <text:p text:style-name="P22">Diagrama de transiciones del AFD</text:p>
            </text:list-item>
            <text:list-item>
              <text:p text:style-name="P22">Tabla de transiciones del AFD</text:p>
            </text:list-item>
          </text:list>
        </text:list-item>
      </text:list>
      <text:p text:style-name="P4"><text:bookmark text:name="_d52u9p455fgg"/>Carga de archivo de entrada</text:p>
      <text:p text:style-name="normal">El usuario tiene la disponibilidad de cargar un archivo de entrada con el texto que desea analizar. El texto del archivo de texto debe ser cargado en un componente que permita su edición.</text:p>
      <text:p text:style-name="P4"><text:bookmark text:name="_r0lphke0834b"/><text:soft-page-break/>Edición de texto de entrada</text:p>
      <text:p text:style-name="P6">El usuario tiene la disponibilidad de crear texto de entrada en un componente para su análisis.(TEXTAREA con indicador de fila a la izquierda)</text:p>
      <text:p text:style-name="P4"><text:bookmark text:name="_nnkpqbji44ov"/>Búsqueda de patrones</text:p>
      <text:p text:style-name="normal">El usuario tiene la disponibilidad de indicar una palabra que será buscada dentro del texto de entrada y al presionar un botón una nueva área mostrará el texto de entrada resaltando el texto que coincida con la cadena buscada.</text:p>
      <text:p text:style-name="P4"><text:bookmark text:name="_3x24i3kok0vv"/>Análisis de tokens</text:p>
      <text:p text:style-name="normal">Para esta practica, el alfabeto permitido está compuesto por los siguientes <text:span text:style-name="T1">símbolos</text:span>:</text:p>
      <text:p text:style-name="normal"/>
      <text:list xml:id="list3499258521" text:style-name="WWNum1">
        <text:list-item>
          <text:p text:style-name="P13"><text:span text:style-name="T1">Letras</text:span> de la ‘a’ a la ‘z’, ya sea mayúsculas o minúsculas. No se incluye la eñe.</text:p>
        </text:list-item>
        <text:list-item>
          <text:p text:style-name="P13"><text:span text:style-name="T1">Dígitos</text:span> del 0 al 9</text:p>
        </text:list-item>
        <text:list-item>
          <text:p text:style-name="P13"><text:span text:style-name="T1">Signos</text:span> de <text:span text:style-name="T1">puntuación</text:span>: punto ( . ), coma ( , ), punto y coma ( ; ), dos puntos ( : )</text:p>
        </text:list-item>
        <text:list-item>
          <text:p text:style-name="P13"><text:span text:style-name="T1">Operadores</text:span> aritméticos: Suma ( + ), Resta ( - ), Multiplicación ( * ), división ( / ), módulo ( % )</text:p>
        </text:list-item>
        <text:list-item>
          <text:p text:style-name="P13"><text:span text:style-name="T1">Signos</text:span> de <text:span text:style-name="T1">agrupación</text:span>: Paréntesis derecho ‘ ( ‘, Paréntesis izquierdo, ‘ ) ‘, Corchete izquierdo ‘ [ ‘, corchete derecho ‘ ] ‘, llave izquierda ‘ { ‘, llave derecha ‘ } ‘</text:p>
        </text:list-item>
        <text:list-item>
          <text:p text:style-name="P13">Espacio, <text:s/>salto de línea.</text:p>
        </text:list-item>
      </text:list>
      <text:p text:style-name="normal"/>
      <text:p text:style-name="normal">Los <text:span text:style-name="T1">tokens</text:span> <text:span text:style-name="T1">válidos</text:span> se describen a continuación:</text:p>
      <text:list xml:id="list375129338" text:style-name="WWNum4">
        <text:list-item>
          <text:p text:style-name="P14"><text:span text:style-name="T1">Identificador</text:span>: Son las palabras que cumplen el iniciar con una letra y pueden estar seguidas de muchas letras o muchos dígitos.</text:p>
        </text:list-item>
        <text:list-item>
          <text:p text:style-name="P14"><text:span text:style-name="T1">Número</text:span>: Son palabras que cumplen con tener al menos un dígito o más, y solo puede contener dígitos.</text:p>
        </text:list-item>
        <text:list-item>
          <text:p text:style-name="P14"><text:span text:style-name="T1">Decimal</text:span>: Son palabras que cumplen con tener al menos un dígito o más, seguido de un punto, seguido de uno o más dígitos.</text:p>
        </text:list-item>
        <text:list-item>
          <text:p text:style-name="P14"><text:span text:style-name="T1">Puntuación</text:span>: Ser alguno de los signos de puntuación</text:p>
        </text:list-item>
        <text:list-item>
          <text:p text:style-name="P14"><text:span text:style-name="T1">Operador</text:span>: Ser alguno de los operadores aritméticos</text:p>
        </text:list-item>
        <text:list-item>
          <text:p text:style-name="P14"><text:span text:style-name="T1">Agrupacion</text:span>: Ser alguno de los signos de agrupación</text:p>
        </text:list-item>
      </text:list>
      <text:p text:style-name="normal"/>
      <text:p text:style-name="normal">NOTA: los espacios y los saltos de línea indican la separación de palabras pero no tienen otro significado en particular.</text:p>
      <text:p text:style-name="normal"/>
      <text:p text:style-name="normal">Dado lo anterior, el usuario también tiene la disponibilidad de ejecutar un análisis sobre el texto de entrada, esta funcionalidad genera los siguientes reportes:</text:p>
      <text:p text:style-name="normal"/>
      <text:p text:style-name="P2">Reporte de errores</text:p>
      <text:p text:style-name="normal">Si existieran errores, se debe generar una tabla con la siguiente información</text:p>
      <text:list xml:id="list4289115936" text:style-name="WWNum7">
        <text:list-item>
          <text:p text:style-name="P15">Símbolo o cadena de error</text:p>
        </text:list-item>
        <text:list-item>
          <text:p text:style-name="P15">Posición (fila y columna dentro del text area)</text:p>
        </text:list-item>
        <text:list-item>
          <text:p text:style-name="P16"/>
        </text:list-item>
      </text:list>
      <text:p text:style-name="P2"/>
      <text:p text:style-name="P2"><text:soft-page-break/>Reporte de tokens</text:p>
      <text:p text:style-name="normal">Este reporte se debe mostrar solo si no existen errores y genera una tabla de tokens en la cual se listan todos los lexemas con la siguiente información:</text:p>
      <text:list xml:id="list1759601259" text:style-name="WWNum9">
        <text:list-item>
          <text:p text:style-name="P21">Nombre del Token</text:p>
        </text:list-item>
        <text:list-item>
          <text:p text:style-name="P21">Lexema</text:p>
        </text:list-item>
        <text:list-item>
          <text:p text:style-name="P21">Posición (fila y columna dentro del text area)</text:p>
        </text:list-item>
      </text:list>
      <text:p text:style-name="normal"/>
      <text:p text:style-name="normal">El usuario también debe contar con la funcionalidad de<text:span text:style-name="T6"> recuento de lexemas,</text:span> la cual se debe habilitar cuando no existan errores en el texto de entrada, y consta de una tabla con la siguiente información:</text:p>
      <text:list xml:id="list2314081995" text:style-name="WWNum2">
        <text:list-item>
          <text:p text:style-name="P17">L<text:span text:style-name="T4">exema</text:span></text:p>
        </text:list-item>
        <text:list-item>
          <text:p text:style-name="P20">Token (numero, identificador, decimal, agrupación, etc)</text:p>
        </text:list-item>
        <text:list-item>
          <text:p text:style-name="P20">Cantidad de veces que aparece en el texto de entrada.</text:p>
        </text:list-item>
      </text:list>
      <text:p text:style-name="P4"><text:bookmark text:name="_58cbz2heurrd"/>Guardar cambios del texto de entrada</text:p>
      <text:p text:style-name="normal">El usuario deberá tener la opción de exportar el texto de entrada en un archivo de texto.</text:p>
      <text:p text:style-name="normal"/>
      <text:p text:style-name="P4"><text:bookmark text:name="_q1lq85a20cyl"/>Generación de AFD óptimo</text:p>
      <text:p text:style-name="normal">El uso de un autómata finito determinista en su forma formal es muy importante para poder optimizar código y hacerlo escalable por lo tanto se considera obligatorio la implementación de un autómata finito determinista en su definición formal ( como se ha hecho en clase ), de esta manera seria muy facil el configurar una nueva gramática únicamente modificando sus reglas gramaticales o funciones de transición. </text:p>
      <text:p text:style-name="normal"/>
      <text:p text:style-name="normal">Así también es necesario indicar los movimientos que realiza este autómata por medio de su tabla de estados cuando se está analizando un token. Ejemplo: “Me moví del estado A al estado B con un carácter J ”. <text:s/></text:p>
      <text:p text:style-name="normal"/>
      <text:p text:style-name="normal">Otro Ejemplo:</text:p>
      <text:p text:style-name="normal"/>
      <text:p text:style-name="normal">Con la palabra: hola</text:p>
      <text:p text:style-name="normal"/>
      <text:p text:style-name="normal"><text:bookmark-start text:name="__DdeLink__295_3108405665"/>Me moví del estado<text:bookmark-end text:name="__DdeLink__295_3108405665"/> 1 <text:bookmark-start text:name="__DdeLink__297_3108405665"/>al estado<text:bookmark-end text:name="__DdeLink__297_3108405665"/> 2 <text:bookmark-start text:name="__DdeLink__299_3108405665"/>con una<text:bookmark-end text:name="__DdeLink__299_3108405665"/> h, </text:p>
      <text:p text:style-name="normal">Me moví del estado 2 al estado 3 con una o</text:p>
      <text:p text:style-name="normal">Me moví del estado 3 al estado 4 con una l</text:p>
      <text:p text:style-name="normal">Me moví del estado 4 al estado 5 con una a</text:p>
      <text:p text:style-name="normal"/>
      <text:p text:style-name="normal"/>
      <text:p text:style-name="normal"/>
      <text:p text:style-name="normal"/>
      <text:p text:style-name="normal"/>
      <text:p text:style-name="normal"/>
      <text:p text:style-name="normal"/>
      <text:p text:style-name="normal"/>
      <text:p text:style-name="P4"><text:bookmark text:name="_ygeveifkdcxo"/><text:soft-page-break/>Recuperación de errores</text:p>
      <text:p text:style-name="normal">La forma de recuperarse de un error es enviando el token de error y a su vez reiniciando el autómata <text:s/>para seguir analizando. Entonces cuando exista un error se tendrá que seguir evaluando buscando un posible siguiente error o bien un token válido, ejemplo:</text:p>
      <text:p text:style-name="normal"/>
      <text:p text:style-name="normal">585f3.40 &lt;- Error, en 585f, pero detecta token decimal = 3.40</text:p>
      <text:p text:style-name="normal"/>
      <text:p text:style-name="normal"/>
      <text:p text:style-name="normal"/>
      <text:p text:style-name="normal"/>
      <text:p text:style-name="P3"><text:bookmark text:name="_998f57xr3n71"/>Importante</text:p>
      <text:list xml:id="list923554296" text:style-name="WWNum8">
        <text:list-item>
          <text:p text:style-name="P18">Práctica obligatoria para tener derecho a la siguiente práctica o proyecto</text:p>
        </text:list-item>
        <text:list-item>
          <text:p text:style-name="P18">Es válido utilizar algún IDE o cualquier editor de texto.</text:p>
        </text:list-item>
        <text:list-item>
          <text:p text:style-name="P10">Copias obtendrán nota de cero y se notificará a coordinación.</text:p>
        </text:list-item>
        <text:list-item>
          <text:p text:style-name="P10">Si se va a utilizar código de internet, entender la funcionalidad para que se tome como válido.</text:p>
        </text:list-item>
        <text:list-item>
          <text:p text:style-name="P10">No se permite usar ninguna función propia de java o librería que tenga que ver con reconocimiento de patrones o manejo directo de cadenas. Solo manejo de chars.</text:p>
        </text:list-item>
        <text:list-item>
          <text:p text:style-name="P10">El funcionamiento mínimo para tener derecho a calificación de la práctica es la carga del archivo de entrada y el análisis.</text:p>
        </text:list-item>
      </text:list>
      <text:p text:style-name="P3"><text:bookmark text:name="_ts11clwc4h71"/>Entrega</text:p>
      <text:p text:style-name="normal">La fecha de entrega es el dia 28 de septiembre de 2021 antes de las 11:59 p.m en la plataforma Classroom, componentes a entregar:</text:p>
      <text:list xml:id="list2520932683" text:style-name="WWNum6">
        <text:list-item>
          <text:p text:style-name="P19">Código fuente</text:p>
        </text:list-item>
        <text:list-item>
          <text:p text:style-name="P19">Manual de usuario y técnico</text:p>
        </text:list-item>
        <text:list-item>
          <text:p text:style-name="P19">Trabajo teórico-práctico (archivo PDF)</text:p>
        </text:list-item>
      </text:list>
      <text:p text:style-name="P3"><text:bookmark text:name="_bfrb9oug6azf"/>Calificación</text:p>
      <text:p text:style-name="normal">Pendiente</text:p>
      <text:p text:style-name="P1"/>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27T03:06:51.701032040</dc:date>
    <meta:editing-duration>PT3H55M3S</meta:editing-duration>
    <meta:editing-cycles>6</meta:editing-cycles>
    <meta:document-statistic meta:table-count="0" meta:image-count="0" meta:object-count="0" meta:page-count="4" meta:paragraph-count="85" meta:word-count="1111" meta:character-count="6282" meta:non-whitespace-character-count="5292"/>
  </office:meta>
</office:document-meta>
</file>